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59000000CFBD2D989E16F419FB.png" manifest:media-type="image/png"/>
  <manifest:file-entry manifest:full-path="Pictures/1000020100000459000000C72F966D79EF68D29F.png" manifest:media-type="image/png"/>
  <manifest:file-entry manifest:full-path="Pictures/10000201000003F10000009258AD06B04120AC62.png" manifest:media-type="image/png"/>
  <manifest:file-entry manifest:full-path="Pictures/1000020100000475000000EB47F0C7ED0D9A01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.459cm" draw:z-index="0"><draw:image xlink:href="Pictures/10000201000003F10000009258AD06B04120AC62.png" xlink:type="simple" xlink:show="embed" xlink:actuate="onLoad" loext:mime-type="image/png"/></draw:frame></text:p>
      <text:p text:style-name="Standard"><draw:frame draw:style-name="fr1" draw:name="Image2" text:anchor-type="paragraph" svg:width="17cm" svg:height="3.501cm" draw:z-index="1"><draw:image xlink:href="Pictures/1000020100000475000000EB47F0C7ED0D9A0133.png" xlink:type="simple" xlink:show="embed" xlink:actuate="onLoad" loext:mime-type="image/png"/></draw:frame></text:p>
      <text:h text:style-name="P1" text:outline-level="2"><text:bookmark text:name="especificacao"/>Especificação</text:h>
      <text:p text:style-name="Standard"><draw:frame draw:style-name="fr2" draw:name="Image3" text:anchor-type="paragraph" svg:x="0cm" svg:y="1.058cm" svg:width="17cm" svg:height="3.039cm" draw:z-index="2"><draw:image xlink:href="Pictures/1000020100000459000000C72F966D79EF68D29F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4" text:anchor-type="paragraph" svg:width="17cm" svg:height="3.161cm" draw:z-index="3"><draw:image xlink:href="Pictures/1000020100000459000000CFBD2D989E16F419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13:37:38.291975592</meta:creation-date>
    <meta:generator>LibreOffice/6.0.7.3$Linux_X86_64 LibreOffice_project/00m0$Build-3</meta:generator>
    <dc:date>2021-03-26T13:40:59.337786866</dc:date>
    <meta:editing-duration>PT3M20S</meta:editing-duration>
    <meta:editing-cycles>2</meta:editing-cycles>
    <meta:document-statistic meta:table-count="0" meta:image-count="4" meta:object-count="0" meta:page-count="1" meta:paragraph-count="1" meta:word-count="1" meta:character-count="13" meta:non-whitespace-character-count="13"/>
  </office:meta>
</office:document-meta>
</file>